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CMR6" svg:font-family="CMR6"/>
    <style:font-face style:name="CMR9" svg:font-family="CMR9"/>
    <style:font-face style:name="CMSS12" svg:font-family="CMSS12"/>
    <style:font-face style:name="Cambria" svg:font-family="Cambria"/>
    <style:font-face style:name="Cambria,Bold" svg:font-family="'Cambria,Bold'"/>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8.966cm" table:align="left"/>
    </style:style>
    <style:style style:name="Table1.A" style:family="table-column">
      <style:table-column-properties style:column-width="3.59cm"/>
    </style:style>
    <style:style style:name="Table1.B" style:family="table-column">
      <style:table-column-properties style:column-width="0.758cm"/>
    </style:style>
    <style:style style:name="Table1.E" style:family="table-column">
      <style:table-column-properties style:column-width="3.101cm"/>
    </style:style>
    <style:style style:name="Table1.A1" style:family="table-cell">
      <style:table-cell-properties style:vertical-align="middle" fo:padding="0.049cm" fo:border="0.5pt solid #000000"/>
    </style:style>
    <style:style style:name="Table2" style:family="table">
      <style:table-properties style:width="17cm" table:align="left"/>
    </style:style>
    <style:style style:name="Table2.A" style:family="table-column">
      <style:table-column-properties style:column-width="0.863cm"/>
    </style:style>
    <style:style style:name="Table2.B" style:family="table-column">
      <style:table-column-properties style:column-width="3.328cm"/>
    </style:style>
    <style:style style:name="Table2.C" style:family="table-column">
      <style:table-column-properties style:column-width="4.059cm"/>
    </style:style>
    <style:style style:name="Table2.D" style:family="table-column">
      <style:table-column-properties style:column-width="3.925cm"/>
    </style:style>
    <style:style style:name="Table2.E" style:family="table-column">
      <style:table-column-properties style:column-width="4.826cm"/>
    </style:style>
    <style:style style:name="Table2.A1" style:family="table-cell">
      <style:table-cell-properties style:vertical-align="middle" fo:padding="0.049cm" fo:border="0.5pt solid #000000"/>
    </style:style>
    <style:style style:name="Table3" style:family="table">
      <style:table-properties style:width="17cm" table:align="left"/>
    </style:style>
    <style:style style:name="Table3.A" style:family="table-column">
      <style:table-column-properties style:column-width="2.755cm"/>
    </style:style>
    <style:style style:name="Table3.B" style:family="table-column">
      <style:table-column-properties style:column-width="14.245cm"/>
    </style:style>
    <style:style style:name="Table3.A1" style:family="table-cell">
      <style:table-cell-properties style:vertical-align="middle" fo:padding="0.049cm" fo:border="0.5pt solid #000000"/>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style:contextual-spacing="false"/>
    </style:style>
    <style:style style:name="P3" style:family="paragraph" style:parent-style-name="Table_20_Contents">
      <style:paragraph-properties fo:margin-top="0cm" fo:margin-bottom="0.499cm" style:contextual-spacing="false"/>
      <style:text-properties style:font-name="Cambria,Bold" fo:font-size="11pt"/>
    </style:style>
    <style:style style:name="P4" style:family="paragraph" style:parent-style-name="Table_20_Contents">
      <style:paragraph-properties fo:margin-top="0cm" fo:margin-bottom="0.499cm" style:contextual-spacing="false"/>
      <style:text-properties style:font-name="Cambria" fo:font-size="11pt"/>
    </style:style>
    <style:style style:name="P5" style:family="paragraph" style:parent-style-name="Text_20_body">
      <style:text-properties fo:color="#355e8e" style:font-name="Cambria,Bold" fo:font-size="14pt"/>
    </style:style>
    <style:style style:name="P6" style:family="paragraph" style:parent-style-name="Text_20_body">
      <style:text-properties fo:color="#4f7fbc" style:font-name="Cambria,Bold" fo:font-size="13pt"/>
    </style:style>
    <style:style style:name="P7" style:family="paragraph" style:parent-style-name="Text_20_body">
      <style:text-properties fo:color="#4f7fbc" style:font-name="Cambria,Bold" fo:font-size="11pt"/>
    </style:style>
    <style:style style:name="P8" style:family="paragraph" style:parent-style-name="Text_20_body">
      <style:text-properties fo:color="#4f7fbc" style:font-name="Cambria,Bold" fo:font-size="12pt"/>
    </style:style>
    <style:style style:name="P9" style:family="paragraph" style:parent-style-name="Text_20_body">
      <style:text-properties style:font-name="Cambria" fo:font-size="12pt"/>
    </style:style>
    <style:style style:name="P10" style:family="paragraph" style:parent-style-name="Text_20_body" style:list-style-name="L1">
      <style:text-properties style:font-name="Cambria" fo:font-size="12pt"/>
    </style:style>
    <style:style style:name="P11" style:family="paragraph" style:parent-style-name="Text_20_body" style:list-style-name="L1"/>
    <style:style style:name="P12" style:family="paragraph" style:parent-style-name="Text_20_body">
      <style:text-properties style:font-name="CMR10" fo:font-size="11pt"/>
    </style:style>
    <style:style style:name="T1" style:family="text">
      <style:text-properties style:font-name="Cambria" fo:font-size="12pt"/>
    </style:style>
    <style:style style:name="T2" style:family="text">
      <style:text-properties style:font-name="Cambria" fo:font-size="11pt"/>
    </style:style>
    <style:style style:name="T3" style:family="text">
      <style:text-properties style:font-name="Cambria,Bold" fo:font-size="12pt"/>
    </style:style>
    <style:style style:name="T4" style:family="text">
      <style:text-properties style:font-name="Cambria,Bold" fo:font-size="11pt"/>
    </style:style>
    <style:style style:name="T5" style:family="text">
      <style:text-properties style:font-name="CMR6" fo:font-size="6pt"/>
    </style:style>
    <style:style style:name="T6" style:family="text">
      <style:text-properties style:font-name="CMR9" fo:font-size="9pt"/>
    </style:style>
    <style:style style:name="T7" style:family="text">
      <style:text-properties style:font-name="CMR10" fo:font-size="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Cognitive Walkthrough (CW): </text:p>
      <text:p text:style-name="P6">3.1 Methodology </text:p>
      <text:p text:style-name="P9">The cognitive walkthrough involves designers imitating the potential users of the interface, assessing if these users' goals will be met by using the interface, and taking notes of problems they may encounter during the utilization [5, p. 515]. In essence, CW is expedient to the designers as it provides a reflection of their judgements from a user's perspective , and allows them to foresee problems and make the necessary modifications. </text:p>
      <text:p text:style-name="P6">3.2 Participants </text:p>
      <text:p text:style-name="Text_20_body"><text:span text:style-name="T1">The participants were the six designers of the Travel Assistant (TA) application. Three acted as Novice users, while the other three were the expert users. They are from five different nationalities, and are within the age range of 22-30</text:span><text:span text:style-name="T2">. </text:span></text:p>
      <text:p text:style-name="P6">3.3 Choice of Task for Cognitive Walkthrough </text:p>
      <text:p text:style-name="P9">The individual tasks were analysed to determine which were simple and complex tasks. Subsequently, it was decided that a task which was considered to be complex should be chosen for the CW. This is because complex tasks are considered as the most crucial within the application and involve multiple processes that allow the designers to fully evaluate the application properly from a user's viewpoint. </text:p>
      <text:p text:style-name="P7">3.3.1.Chosen Task. </text:p>
      <text:p text:style-name="Text_20_body"><text:span text:style-name="T1">The </text:span>“<text:span text:style-name="T1">Book Transportation” task was chosen because it is a complex task involving multiple sub-goals, and can be used in conjunction with another task, </text:span>“<text:span text:style-name="T1">Search destination</text:span>”<text:span text:style-name="T1">. Furthermore, the task is similar to the “Book Accommodation</text:span>” <text:span text:style-name="T1">task, which allows the designers to detect the problems in that task as well. </text:span></text:p>
      <text:p text:style-name="Text_20_body"> <text:span text:style-name="T3">T1: Book Transportation<text:line-break/></text:span><text:span text:style-name="T2">Overall Goal: Book a transport to a specific destination. </text:span></text:p>
      <text:p text:style-name="Text_20_body"><text:span text:style-name="T4">Sub-goal1(SG1) </text:span><text:span text:style-name="T2">:Go to 'Transport Page'. </text:span><text:span text:style-name="T4">Sub-goal2(SG2) </text:span><text:span text:style-name="T2">:Enter search criteria. </text:span><text:span text:style-name="T4">Sub-goal3(SG3</text:span><text:span text:style-name="T2">) :View search results page. </text:span><text:span text:style-name="T4">Sub-goal4(SG4) </text:span><text:span text:style-name="T2">:View details of transport </text:span><text:span text:style-name="T4">Sub-goal5(SG5) </text:span><text:span text:style-name="T2">:Book transport </text:span></text:p>
      <text:p text:style-name="P7">3.3.2.Data Gathering: </text:p>
      <text:p text:style-name="P9">As suggested by [5, p. 515], as the CW was being done, critical questions were being asked during the assessment, and afterwards assumptions of what would cause problems and why were identified. The questions are as follows: </text:p>
      <text:p text:style-name="P9">Q1:Is the goal clear?<text:line-break/>Q2:Is the appropriate action obvious?<text:line-break/>Q3:Is it clear that the appropriate action leads to the goal? Q4:What problems are there in performing the action? </text:p>
      <text:p text:style-name="P9">The following table summarizes data that was gathered by the team. </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3">Task: Book Transport </text:p>
          </table:table-cell>
          <table:table-cell table:style-name="Table1.A1" office:value-type="string">
            <text:p text:style-name="P3">Q1 </text:p>
          </table:table-cell>
          <table:table-cell table:style-name="Table1.A1" office:value-type="string">
            <text:p text:style-name="P3">Q2 </text:p>
          </table:table-cell>
          <table:table-cell table:style-name="Table1.A1" office:value-type="string">
            <text:p text:style-name="P3">Q3 </text:p>
          </table:table-cell>
          <table:table-cell table:style-name="Table1.A1" office:value-type="string">
            <text:p text:style-name="P3">Q4 (Assumptions) </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4">SG1 </text:p>
          </table:table-cell>
          <table:table-cell table:style-name="Table2.A1" office:value-type="string">
            <text:p text:style-name="P4">Yes. clicking the icon leads to the transports page </text:p>
          </table:table-cell>
          <table:table-cell table:style-name="Table2.A1" office:value-type="string">
            <text:p text:style-name="P4">Yes, it is obvious </text:p>
          </table:table-cell>
          <table:table-cell table:style-name="Table2.A1" office:value-type="string">
            <text:p text:style-name="P4">Yes. It is clear it leads to the goal </text:p>
          </table:table-cell>
          <table:table-cell table:style-name="Table2.A1" office:value-type="string">
            <text:p text:style-name="P4">The icon label may misinform the user </text:p>
          </table:table-cell>
        </table:table-row>
        <table:table-row>
          <table:table-cell table:style-name="Table2.A1" office:value-type="string">
            <text:p text:style-name="P4">SG2 </text:p>
          </table:table-cell>
          <table:table-cell table:style-name="Table2.A1" office:value-type="string">
            <text:p text:style-name="P4">Yes: The users know they have to provide some input to generate results </text:p>
          </table:table-cell>
          <table:table-cell table:style-name="Table2.A1" office:value-type="string">
            <text:p text:style-name="P4">Yes. it is obvious the results will be based on their input </text:p>
          </table:table-cell>
          <table:table-cell table:style-name="Table2.A1" office:value-type="string">
            <text:p text:style-name="P4">Yes. The button on the page has the label 'find flight' </text:p>
          </table:table-cell>
          <table:table-cell table:style-name="Table2.A1" office:value-type="string">
            <text:p text:style-name="P4">-Users may expect to see some mode of the transportation that is not possible for a journey, and has been deliberately omitted by the system </text:p>
          </table:table-cell>
        </table:table-row>
        <table:table-row>
          <table:table-cell table:style-name="Table2.A1" office:value-type="string">
            <text:p text:style-name="P4">SG3 </text:p>
          </table:table-cell>
          <table:table-cell table:style-name="Table2.A1" office:value-type="string">
            <text:p text:style-name="P4">Yes. The users know they are viewing results based on the input provided in the previous page </text:p>
          </table:table-cell>
          <table:table-cell table:style-name="Table2.A1" office:value-type="string">
            <text:p text:style-name="P4">Yes. it is obvious </text:p>
          </table:table-cell>
          <table:table-cell table:style-name="Table2.A1" office:value-type="string">
            <text:p text:style-name="P2"><text:span text:style-name="T2">Yes. Each result has a “Details” and “Book” button indicating their pages can be viewed when </text:span><text:soft-page-break/><text:span text:style-name="T2">clicked. </text:span></text:p>
          </table:table-cell>
          <table:table-cell table:style-name="Table2.A1" office:value-type="string">
            <text:p text:style-name="P4">-The user may not understand the screen control options </text:p>
          </table:table-cell>
        </table:table-row>
        <table:table-row>
          <table:table-cell table:style-name="Table2.A1" office:value-type="string">
            <text:p text:style-name="P4">SG4 </text:p>
          </table:table-cell>
          <table:table-cell table:style-name="Table2.A1" office:value-type="string">
            <text:p text:style-name="P2"><text:span text:style-name="T2">Yes. clicking on a </text:span>“<text:span text:style-name="T2">Details” button displays the details of the transport </text:span></text:p>
          </table:table-cell>
          <table:table-cell table:style-name="Table2.A1" office:value-type="string">
            <text:p text:style-name="P4">Yes. it is obvious </text:p>
          </table:table-cell>
          <table:table-cell table:style-name="Table2.A1" office:value-type="string">
            <text:p text:style-name="P4">Yes. It is clear that the button has to be clicked to view the transport details </text:p>
          </table:table-cell>
          <table:table-cell table:style-name="Table2.A1" office:value-type="string">
            <text:p text:style-name="P4">- The buttons may not accommodate finger size, and is too close to the book button </text:p>
          </table:table-cell>
        </table:table-row>
        <table:table-row>
          <table:table-cell table:style-name="Table2.A1" office:value-type="string">
            <text:p text:style-name="P4">SG5 </text:p>
          </table:table-cell>
          <table:table-cell table:style-name="Table2.A1" office:value-type="string">
            <text:p text:style-name="P2"><text:span text:style-name="T2">Yes. clicking on the </text:span>“<text:span text:style-name="T2">Book” button displays the step-one of the booking page </text:span></text:p>
          </table:table-cell>
          <table:table-cell table:style-name="Table2.A1" office:value-type="string">
            <text:p text:style-name="P4">Yes, the form filling process is necessary to book for a transport. Also, the system helps the user to auto- complete some form fields </text:p>
          </table:table-cell>
          <table:table-cell table:style-name="Table2.A1" office:value-type="string">
            <text:p text:style-name="P4">Yes. It is clear it leads to a goal </text:p>
          </table:table-cell>
          <table:table-cell table:style-name="Table2.A1" office:value-type="string">
            <text:p text:style-name="P4">- The step-two is accessible to the user even when the step-one has not been confirmed </text:p>
          </table:table-cell>
        </table:table-row>
      </table:table>
      <text:p text:style-name="P8">3.3.3. Results </text:p>
      <text:p text:style-name="P9">Based on the Cognitive walkthrough , the application was found generally easy to use and it does what the users expect it to do. The expert users found the system adequate </text:p>
      <text:p text:style-name="P9">and usable but could be improved to make it easier. Novice users found it relatively difficult using the application to complete the task. The table below provides a description of the results obtained for each task. </text:p>
      <table:table table:name="Table3" table:style-name="Table3">
        <table:table-column table:style-name="Table3.A"/>
        <table:table-column table:style-name="Table3.B"/>
        <table:table-row>
          <table:table-cell table:style-name="Table3.A1" office:value-type="string">
            <text:p text:style-name="P3">Task: Search Destination </text:p>
          </table:table-cell>
          <table:table-cell table:style-name="Table3.A1" office:value-type="string">
            <text:p text:style-name="P3">Description </text:p>
          </table:table-cell>
        </table:table-row>
        <table:table-row>
          <table:table-cell table:style-name="Table3.A1" office:value-type="string">
            <text:p text:style-name="P4">SG1 </text:p>
          </table:table-cell>
          <table:table-cell table:style-name="Table3.A1" office:value-type="string">
            <text:p text:style-name="P4">The expert users were able to correctly infer the action that would result from clicking the icon, based on their experience. Novice users, however, relied on both the icon and its label to determine the action. </text:p>
          </table:table-cell>
        </table:table-row>
        <table:table-row>
          <table:table-cell table:style-name="Table3.A1" office:value-type="string">
            <text:p text:style-name="P4">SG2 </text:p>
          </table:table-cell>
          <table:table-cell table:style-name="Table3.A1" office:value-type="string">
            <text:p text:style-name="P4">Both novice and expert users expected to see more than two modes of transportation provided by the application. </text:p>
          </table:table-cell>
        </table:table-row>
        <table:table-row>
          <table:table-cell table:style-name="Table3.A1" office:value-type="string">
            <text:p text:style-name="P4">SG3 </text:p>
          </table:table-cell>
          <table:table-cell table:style-name="Table3.A1" office:value-type="string">
            <text:p text:style-name="P2"><text:span text:style-name="T2">Expert users understood the screen control options like ‘Filter’ and ‘Sort’, since these are standard, but novice users did not. </text:span></text:p>
          </table:table-cell>
        </table:table-row>
        <table:table-row>
          <table:table-cell table:style-name="Table3.A1" office:value-type="string">
            <text:p text:style-name="P4">SG4 </text:p>
          </table:table-cell>
          <table:table-cell table:style-name="Table3.A1" office:value-type="string">
            <text:p text:style-name="P4">Experts and novice users experienced difficulty clicking the buttons on this screen. </text:p>
          </table:table-cell>
        </table:table-row>
        <table:table-row>
          <table:table-cell table:style-name="Table3.A1" office:value-type="string">
            <text:p text:style-name="P4">SG5 </text:p>
          </table:table-cell>
          <table:table-cell table:style-name="Table3.A1" office:value-type="string">
            <text:p text:style-name="P4">Expert users knew to click on “Step 2” button to proceed to the next step, but the novice users were confused as to which button to use, whether “Step 2” or “Confirm”. </text:p>
          </table:table-cell>
        </table:table-row>
      </table:table>
      <text:p text:style-name="P9">Based on our assumptions we found some functionalities that the users may consider as confusing, and thus may need to be modified in order to create an efficient travel application. </text:p>
      <text:p text:style-name="P9">Some of the Problems identified in the cognitive walkthrough are: </text:p>
      <text:list xml:id="list1140466280" text:style-name="L1">
        <text:list-item>
          <text:p text:style-name="P11">  <text:span text:style-name="T1">Some icons of the application are not so clear. </text:span></text:p>
        </text:list-item>
        <text:list-item>
          <text:p text:style-name="P11">  <text:span text:style-name="T1">The application does not provide a lot of information about the price of bookings. </text:span></text:p>
        </text:list-item>
        <text:list-item>
          <text:p text:style-name="P11">  <text:span text:style-name="T1">The application displays a list of Tourist Countries instead of Tourist Destinations </text:span></text:p>
          <text:p text:style-name="P10">and that may confuse the user. </text:p>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MR10" svg:font-family="CMR10"/>
    <style:font-face style:name="CMR6" svg:font-family="CMR6"/>
    <style:font-face style:name="CMR9" svg:font-family="CMR9"/>
    <style:font-face style:name="CMSS12" svg:font-family="CMSS12"/>
    <style:font-face style:name="Cambria" svg:font-family="Cambria"/>
    <style:font-face style:name="Cambria,Bold" svg:font-family="'Cambria,Bold'"/>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2:31:05</meta:creation-date>
    <dc:date>2014-03-01T23:13:03</dc:date>
    <meta:editing-duration>PT10H41M25S</meta:editing-duration>
    <meta:editing-cycles>2</meta:editing-cycles>
    <meta:generator>LibreOffice/3.6$MacOSX_x86 LibreOffice_project/2ef5aff-a6fb0ff-166bdff-cf087ad-0f1389</meta:generator>
    <meta:document-statistic meta:table-count="3" meta:image-count="0" meta:object-count="0" meta:page-count="2" meta:paragraph-count="66" meta:word-count="896" meta:character-count="5369" meta:non-whitespace-character-count="4474"/>
  </office:meta>
</office:document-meta>
</file>